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40067A451F1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CSD_25_20Default" presentation:presentation-page-layout-name="AL1T0"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524cm" svg:y="8.939cm" presentation:class="title" presentation:user-transformed="true">
          <draw:text-box>
            <text:p>Cluster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53M10S</meta:editing-duration>
    <meta:editing-cycles>2</meta:editing-cycles>
    <meta:generator>LibreOffice/4.4.3.2$Linux_X86_64 LibreOffice_project/40m0$Build-2</meta:generator>
    <dc:date>2015-07-02T16:46:10.470470738</dc:date>
    <meta:document-statistic meta:object-count="33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